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e"/>
    </style:style>
    <style:style style:name="T1" style:family="text">
      <style:text-properties fo:color="#a31515"/>
    </style:style>
    <style:style style:name="T2" style:family="text">
      <style:text-properties fo:color="#0451a5"/>
    </style:style>
    <style:style style:name="T3" style:family="text">
      <style:text-properties fo:color="#09865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{</text:p>
      <text:p text:style-name="P1"><text:span text:style-name="T1">"id"</text:span>: <text:span text:style-name="T2">"/subscriptions/a231488d-63cb-4a86-a7de-eeb07dc65e72/resourceGroups/Custom/providers/Microsoft.CognitiveServices/accounts/CustomVisionSreya"</text:span>,</text:p>
      <text:p text:style-name="P1"><text:span text:style-name="T1">"name"</text:span>: <text:span text:style-name="T2">"CustomVisionSreya"</text:span>,</text:p>
      <text:p text:style-name="P1"><text:span text:style-name="T1">"type"</text:span>: <text:span text:style-name="T2">"Microsoft.CognitiveServices/accounts"</text:span>,</text:p>
      <text:p text:style-name="P1"><text:span text:style-name="T1">"etag"</text:span>: <text:span text:style-name="T2">"\"37073b8a-0000-0100-0000-63e2362c0000\""</text:span>,</text:p>
      <text:p text:style-name="P1"><text:span text:style-name="T1">"location"</text:span>: <text:span text:style-name="T2">"eastus"</text:span>,</text:p>
      <text:p text:style-name="P1"><text:span text:style-name="T1">"sku"</text:span>: {</text:p>
      <text:p text:style-name="P1"><text:span text:style-name="T1">"name"</text:span>: <text:span text:style-name="T2">"F0"</text:span></text:p>
      <text:p text:style-name="P1">},</text:p>
      <text:p text:style-name="P1"><text:span text:style-name="T1">"kind"</text:span>: <text:span text:style-name="T2">"CustomVision.Training"</text:span>,</text:p>
      <text:p text:style-name="P1"><text:span text:style-name="T1">"tags"</text:span>: {},</text:p>
      <text:p text:style-name="P1"><text:span text:style-name="T1">"properties"</text:span>: {</text:p>
      <text:p text:style-name="P1"><text:span text:style-name="T1">"endpoint"</text:span>: <text:span text:style-name="T2">"https://customvisionsreya.cognitiveservices.azure.com/"</text:span>,</text:p>
      <text:p text:style-name="P1"><text:span text:style-name="T1">"internalId"</text:span>: <text:span text:style-name="T2">"7eca64c3e6ed4849b54de8ef3de30509"</text:span>,</text:p>
      <text:p text:style-name="P1"><text:span text:style-name="T1">"dateCreated"</text:span>: <text:span text:style-name="T2">"2023-02-07T11:29:44.8308217Z"</text:span>,</text:p>
      <text:p text:style-name="P1"><text:span text:style-name="T1">"callRateLimit"</text:span>: {</text:p>
      <text:p text:style-name="P1"><text:span text:style-name="T1">"rules"</text:span>: [</text:p>
      <text:p text:style-name="P1">{</text:p>
      <text:p text:style-name="P1"><text:span text:style-name="T1">"key"</text:span>: <text:span text:style-name="T2">"vision.recognizeText"</text:span>,</text:p>
      <text:p text:style-name="P1"><text:span text:style-name="T1">"renewalPeriod"</text:span>: <text:span text:style-name="T3">1</text:span>,</text:p>
      <text:p text:style-name="P1"><text:span text:style-name="T1">"count"</text:span>: <text:span text:style-name="T3">2</text:span>,</text:p>
      <text:p text:style-name="P1"><text:span text:style-name="T1">"matchPatterns"</text:span>: [</text:p>
      <text:p text:style-name="P1">{</text:p>
      <text:p text:style-name="P1"><text:span text:style-name="T1">"path"</text:span>: <text:span text:style-name="T2">"TrainProject"</text:span>,</text:p>
      <text:p text:style-name="P1"><text:span text:style-name="T1">"method"</text:span>: <text:span text:style-name="T2">"*"</text:span></text:p>
      <text:p text:style-name="P1">}</text:p>
      <text:p text:style-name="P1">]</text:p>
      <text:p text:style-name="P1">},</text:p>
      <text:p text:style-name="P1">{</text:p>
      <text:p text:style-name="P1"><text:span text:style-name="T1">"key"</text:span>: <text:span text:style-name="T2">"default"</text:span>,</text:p>
      <text:p text:style-name="P1"><text:span text:style-name="T1">"renewalPeriod"</text:span>: <text:span text:style-name="T3">1</text:span>,</text:p>
      <text:p text:style-name="P1"><text:span text:style-name="T1">"count"</text:span>: <text:span text:style-name="T3">10</text:span>,</text:p>
      <text:p text:style-name="P1"><text:span text:style-name="T1">"matchPatterns"</text:span>: [</text:p>
      <text:p text:style-name="P1">{</text:p>
      <text:p text:style-name="P1"><text:span text:style-name="T1">"path"</text:span>: <text:span text:style-name="T2">"*"</text:span>,</text:p>
      <text:p text:style-name="P1"><text:span text:style-name="T1">"method"</text:span>: <text:span text:style-name="T2">"*"</text:span></text:p>
      <text:p text:style-name="P1">}</text:p>
      <text:p text:style-name="P1">]</text:p>
      <text:p text:style-name="P1">}</text:p>
      <text:p text:style-name="P1">]</text:p>
      <text:p text:style-name="P1">},</text:p>
      <text:p text:style-name="P1"><text:span text:style-name="T1">"isMigrated"</text:span>: <text:span text:style-name="T2">false</text:span>,</text:p>
      <text:p text:style-name="P1"><text:span text:style-name="T1">"customSubDomainName"</text:span>: <text:span text:style-name="T2">"customvisionsreya"</text:span>,</text:p>
      <text:p text:style-name="P1"><text:span text:style-name="T1">"networkAcls"</text:span>: {</text:p>
      <text:p text:style-name="P1"><text:span text:style-name="T1">"defaultAction"</text:span>: <text:span text:style-name="T2">"Allow"</text:span>,</text:p>
      <text:p text:style-name="P1"><text:span text:style-name="T1">"virtualNetworkRules"</text:span>: [],</text:p>
      <text:p text:style-name="P1"><text:span text:style-name="T1">"ipRules"</text:span>: []</text:p>
      <text:p text:style-name="P1">},</text:p>
      <text:p text:style-name="P1"><text:span text:style-name="T1">"privateEndpointConnections"</text:span>: [],</text:p>
      <text:p text:style-name="P1"><text:span text:style-name="T1">"publicNetworkAccess"</text:span>: <text:span text:style-name="T2">"Enabled"</text:span>,</text:p>
      <text:p text:style-name="P1"><text:soft-page-break/><text:span text:style-name="T1">"capabilities"</text:span>: [</text:p>
      <text:p text:style-name="P1">{</text:p>
      <text:p text:style-name="P1"><text:span text:style-name="T1">"name"</text:span>: <text:span text:style-name="T2">"CustomerManagedKey"</text:span></text:p>
      <text:p text:style-name="P1">},</text:p>
      <text:p text:style-name="P1">{</text:p>
      <text:p text:style-name="P1"><text:span text:style-name="T1">"name"</text:span>: <text:span text:style-name="T2">"VirtualNetworks"</text:span></text:p>
      <text:p text:style-name="P1">}</text:p>
      <text:p text:style-name="P1">],</text:p>
      <text:p text:style-name="P1"><text:span text:style-name="T1">"endpoints"</text:span>: {</text:p>
      <text:p text:style-name="P1"><text:span text:style-name="T1">"Custom_Vision_Training_3.1"</text:span>: <text:span text:style-name="T2">"https://customvisionsreya.cognitiveservices.azure.com/"</text:span>,</text:p>
      <text:p text:style-name="P1"><text:span text:style-name="T1">"Custom_Vision_Training_3.2"</text:span>: <text:span text:style-name="T2">"https://customvisionsreya.cognitiveservices.azure.com/"</text:span>,</text:p>
      <text:p text:style-name="P1"><text:span text:style-name="T1">"Custom_Vision_Training_3.3"</text:span>: <text:span text:style-name="T2">"https://customvisionsreya.cognitiveservices.azure.com/"</text:span></text:p>
      <text:p text:style-name="P1">},</text:p>
      <text:p text:style-name="P1"><text:span text:style-name="T1">"provisioningState"</text:span>: <text:span text:style-name="T2">"Succeeded"</text:span></text:p>
      <text:p text:style-name="P1">},</text:p>
      <text:p text:style-name="P1"><text:span text:style-name="T1">"systemData"</text:span>: {</text:p>
      <text:p text:style-name="P1"><text:span text:style-name="T1">"createdBy"</text:span>: <text:span text:style-name="T2">"sreyaep656@gmail.com"</text:span>,</text:p>
      <text:p text:style-name="P1"><text:span text:style-name="T1">"createdByType"</text:span>: <text:span text:style-name="T2">"User"</text:span>,</text:p>
      <text:p text:style-name="P1"><text:span text:style-name="T1">"createdAt"</text:span>: <text:span text:style-name="T2">"2023-02-07T11:29:44.386343Z"</text:span>,</text:p>
      <text:p text:style-name="P1"><text:span text:style-name="T1">"lastModifiedBy"</text:span>: <text:span text:style-name="T2">"sreyaep656@gmail.com"</text:span>,</text:p>
      <text:p text:style-name="P1"><text:span text:style-name="T1">"lastModifiedByType"</text:span>: <text:span text:style-name="T2">"User"</text:span>,</text:p>
      <text:p text:style-name="P1"><text:span text:style-name="T1">"lastModifiedAt"</text:span>: <text:span text:style-name="T2">"2023-02-07T11:29:44.386343Z"</text:span></text:p>
      <text:p text:style-name="P1">}</text:p>
      <text:p text:style-name="P1">}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7T21:59:44.099401041</meta:creation-date>
    <dc:date>2023-02-07T22:00:15.073378870</dc:date>
    <meta:editing-duration>PT35S</meta:editing-duration>
    <meta:editing-cycles>1</meta:editing-cycles>
    <meta:document-statistic meta:table-count="0" meta:image-count="0" meta:object-count="0" meta:page-count="2" meta:paragraph-count="74" meta:word-count="124" meta:character-count="1621" meta:non-whitespace-character-count="1571"/>
    <meta:generator>LibreOffice/6.4.7.2$Linux_X86_64 LibreOffice_project/40$Build-2</meta:generator>
  </office:meta>
</office:document-meta>
</file>